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officeooo:paragraph-rsid="000887f8" style:font-size-asian="8pt" style:font-size-complex="8pt"/>
    </style:style>
    <style:style style:name="P2" style:family="paragraph" style:parent-style-name="Standard">
      <style:text-properties fo:font-size="18pt" fo:font-weight="bold" officeooo:paragraph-rsid="000887f8" style:font-size-asian="18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8pt" officeooo:paragraph-rsid="000887f8" style:font-size-asian="18pt"/>
    </style:style>
    <style:style style:name="P4" style:family="paragraph" style:parent-style-name="Standard">
      <style:paragraph-properties fo:text-align="justify" style:justify-single-word="false"/>
      <style:text-properties officeooo:paragraph-rsid="000887f8"/>
    </style:style>
    <style:style style:name="P5" style:family="paragraph" style:parent-style-name="Standard">
      <style:paragraph-properties fo:text-align="justify" style:justify-single-word="false"/>
      <style:text-properties fo:font-size="16pt" officeooo:paragraph-rsid="000887f8" style:font-size-asian="16pt"/>
    </style:style>
    <style:style style:name="P6" style:family="paragraph" style:parent-style-name="Standard">
      <style:text-properties officeooo:paragraph-rsid="000887f8"/>
    </style:style>
    <style:style style:name="P7" style:family="paragraph" style:parent-style-name="Standard">
      <style:paragraph-properties fo:margin-left="5.001cm" fo:margin-right="0cm" fo:text-align="justify" style:justify-single-word="false" fo:text-indent="0cm" style:auto-text-indent="false"/>
      <style:text-properties fo:font-size="16pt" officeooo:paragraph-rsid="000887f8" style:font-size-asian="16pt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0887f8" style:font-size-asian="16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4pt" officeooo:paragraph-rsid="000887f8" style:font-size-asian="14pt" style:font-size-complex="14pt"/>
    </style:style>
    <style:style style:name="P10" style:family="paragraph" style:parent-style-name="Heading_20_2">
      <style:text-properties officeooo:paragraph-rsid="000887f8"/>
    </style:style>
    <style:style style:name="P11" style:family="paragraph" style:parent-style-name="Standard" style:master-page-name="Standard">
      <style:paragraph-properties style:page-number="auto"/>
      <style:text-properties fo:font-size="8pt" officeooo:paragraph-rsid="000887f8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fo:font-size="16pt" officeooo:paragraph-rsid="000887f8" style:font-size-asian="16pt"/>
    </style:style>
    <style:style style:name="P13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6pt" officeooo:paragraph-rsid="000887f8" style:font-size-asian="16pt"/>
    </style:style>
    <style:style style:name="P14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6pt" officeooo:rsid="00106014" officeooo:paragraph-rsid="00106014" style:font-size-asian="16pt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6pt" style:font-size-asian="16pt"/>
    </style:style>
    <style:style style:name="T5" style:family="text">
      <style:text-properties fo:font-size="16pt" officeooo:rsid="000887f8" style:font-size-asian="16pt"/>
    </style:style>
    <style:style style:name="T6" style:family="text">
      <style:text-properties fo:font-size="16pt" fo:font-weight="bold" officeooo:rsid="000ca7f3" style:font-size-asian="16pt" style:font-weight-asian="bold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8" style:family="text">
      <style:text-properties officeooo:rsid="000887f8"/>
    </style:style>
    <style:style style:name="T9" style:family="text">
      <style:text-properties officeooo:rsid="000987a5"/>
    </style:style>
    <style:style style:name="T10" style:family="text">
      <style:text-properties officeooo:rsid="000ca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/>
      <text:p text:style-name="P1"/>
      <text:p text:style-name="P6"><text:span text:style-name="T1"><text:s text:c="13"/></text:span><text:span text:style-name="T2">SVAZ MODELÁŘŮ ČESKÉ REPUBLIKY </text:span></text:p>
      <text:p text:style-name="P2"><text:s text:c="2"/></text:p>
      <text:h text:style-name="P10" text:outline-level="2"><text:tab/><text:tab/><text:tab/><text:span text:style-name="T3">PROPOZICE SOUTĚŽE</text:span></text:h>
      <text:p text:style-name="P3"><text:tab/><text:span text:style-name="T9">Klubová soutěž </text:span></text:p>
      <text:p text:style-name="P4"><text:span text:style-name="T1"><text:tab/></text:span><text:span text:style-name="T4">Pořadatel: RMK Letostroj Letovice </text:span></text:p>
      <text:p text:style-name="P4"><text:span text:style-name="T4"><text:tab/>Datum konání: 1</text:span><text:span text:style-name="T5">9</text:span><text:span text:style-name="T4">.</text:span><text:span text:style-name="T5">6</text:span><text:span text:style-name="T4">.20</text:span><text:span text:style-name="T5">2</text:span><text:span text:style-name="T4">1</text:span></text:p>
      <text:p text:style-name="P5"><text:tab/>Místo: letiště Letovice – letiště Písečná</text:p>
      <text:p text:style-name="P4"><text:span text:style-name="T4"><text:tab/>Ředitel soutěže: </text:span><text:span text:style-name="T5">Jaroslav Cihla</text:span></text:p>
      <text:p text:style-name="P5"><text:tab/>Sportovní komisař: Bohuslav Kuda</text:p>
      <text:p text:style-name="P4"><text:span text:style-name="T4"><text:tab/>Soutěžní kategorie: S6A </text:span><text:span text:style-name="T6">junioři a senioři</text:span></text:p>
      <text:p text:style-name="P4"><text:span text:style-name="T4"><text:tab/>Pravidla: <text:s/>platná k 1.1.20</text:span><text:span text:style-name="T5">2</text:span><text:span text:style-name="T4">1 <text:s/></text:span><text:span text:style-name="T7">průměr 40 mm, dél.500 mm</text:span></text:p>
      <text:p text:style-name="P5"><text:tab/>Startovací zařízení: rampy průměr 4 a 5 mm</text:p>
      <text:p text:style-name="P5"><text:tab/>Prezentace: 1<text:span text:style-name="T8">9</text:span>.<text:span text:style-name="T8">6</text:span>.2011 na letišti</text:p>
      <text:p text:style-name="P5"><text:tab/>Vklad: <text:span text:style-name="T10">100</text:span>,-Kč pro členy klubu s plat. licencí</text:p>
      <text:p text:style-name="P4"><text:span text:style-name="T4"><text:s text:c="10"/>prokázanou průkazem a známkou na r.20</text:span><text:span text:style-name="T5">2</text:span><text:span text:style-name="T4">1</text:span></text:p>
      <text:p text:style-name="P5"><text:tab/></text:p>
      <text:p text:style-name="P5"><text:tab/>Cestovné: na vlastní náklady vyjma deleg.funkcionářů</text:p>
      <text:p text:style-name="P5"><text:tab/>Motory: pořadatel nezajišťuje</text:p>
      <text:p text:style-name="P5"><text:tab/>Časový rozvrh:<text:tab/>8.30 - 9.00 prezentace</text:p>
      <text:p text:style-name="P5"><text:tab/><text:tab/><text:tab/><text:tab/>9.15 – 1<text:span text:style-name="T10">2</text:span>.00 lety kat. S6A</text:p>
      <text:p text:style-name="P5"><text:tab/><text:tab/><text:tab/><text:tab/></text:p>
      <text:p text:style-name="P5"><text:tab/><text:tab/><text:tab/><text:tab/>1<text:span text:style-name="T10">2</text:span>.<text:span text:style-name="T10">0</text:span><text:span text:style-name="T8">0</text:span> – 1<text:span text:style-name="T8">2</text:span>.<text:span text:style-name="T10">3</text:span><text:span text:style-name="T8">0</text:span> rozlety</text:p>
      <text:p text:style-name="P7">1<text:span text:style-name="T10">3</text:span>.00 slavnostní zakončení a předání diplomů</text:p>
      <text:p text:style-name="P13">Hodnocení: první tři soutěžící v každé kategorii obdrží <text:span text:style-name="T10">medaili</text:span> a diplom. </text:p>
      <text:p text:style-name="P14">Nutno dodržet hygienické podmínky!</text:p>
      <text:p text:style-name="P8">Pořadatel si vyhrazuje případné změny programu!</text:p>
      <text:p text:style-name="P8"/>
      <text:p text:style-name="P8"/>
      <text:p text:style-name="P9"><text:span text:style-name="T8">30</text:span>.<text:span text:style-name="T8">5</text:span>.20<text:span text:style-name="T8">2</text:span>1<text:tab/><text:tab/><text:tab/><text:tab/><text:tab/><text:tab/><text:tab/>Jiří Kašpa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8pt" style:font-size-asian="18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08:36:16.923000000</meta:creation-date>
    <dc:date>2021-06-02T09:29:37.581000000</dc:date>
    <meta:editing-duration>PT12M28S</meta:editing-duration>
    <meta:editing-cycles>5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7" meta:word-count="122" meta:character-count="923" meta:non-whitespace-character-count="755"/>
  </office:meta>
</office:document-meta>
</file>